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Footnote">
      <style:text-properties style:font-name="Liberation Sans" officeooo:rsid="043ccc66" officeooo:paragraph-rsid="0e849f1d"/>
    </style:style>
    <style:style style:name="P21" style:family="paragraph" style:parent-style-name="Footnote">
      <style:text-properties style:font-name="Liberation Sans" officeooo:paragraph-rsid="103d6e8d"/>
    </style:style>
    <style:style style:name="P22" style:family="paragraph" style:parent-style-name="Footnote">
      <style:text-properties style:font-name="Liberation Sans" officeooo:paragraph-rsid="10491e8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>
      <style:text-properties officeooo:paragraph-rsid="10925ad5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4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4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style:font-size-asian="12pt" style:font-size-complex="12pt"/>
    </style:style>
    <style:style style:name="T18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07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0" style:family="text">
      <style:text-properties style:use-window-font-color="true" loext:opacity="0%" style:font-name="Liberation Sans" officeooo:rsid="047da547"/>
    </style:style>
    <style:style style:name="T21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4" style:family="text">
      <style:text-properties style:use-window-font-color="true" loext:opacity="0%" style:font-name="Liberation Sans" fo:font-size="12pt" style:font-size-asian="12pt" style:font-size-complex="12pt"/>
    </style:style>
    <style:style style:name="T245" style:family="text">
      <style:text-properties style:use-window-font-color="true" loext:opacity="0%" style:font-name="Liberation Sans" officeooo:rsid="0efd8e5c"/>
    </style:style>
    <style:style style:name="T24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officeooo:rsid="04473353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officeooo:rsid="04473353" style:font-size-asian="10pt" style:font-size-complex="10pt"/>
    </style:style>
    <style:style style:name="T25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1" style:family="text">
      <style:text-properties officeooo:rsid="0f0ca65a"/>
    </style:style>
    <style:style style:name="T262" style:family="text">
      <style:text-properties officeooo:rsid="0aace3cd"/>
    </style:style>
    <style:style style:name="T263" style:family="text">
      <style:text-properties officeooo:rsid="0f95a7a0"/>
    </style:style>
    <style:style style:name="T264" style:family="text">
      <style:text-properties officeooo:rsid="0f8f58bd"/>
    </style:style>
    <style:style style:name="T265" style:family="text">
      <style:text-properties style:font-name="Ubuntu1" fo:font-size="10pt" officeooo:rsid="04473353" style:font-size-asian="10pt" style:font-size-complex="10pt"/>
    </style:style>
    <style:style style:name="T266" style:family="text">
      <style:text-properties style:text-underline-style="none"/>
    </style:style>
    <style:style style:name="T267" style:family="text">
      <style:text-properties officeooo:rsid="108e61e7"/>
    </style:style>
    <style:style style:name="T268" style:family="text">
      <style:text-properties style:text-underline-style="solid" style:text-underline-width="auto" style:text-underline-color="font-color"/>
    </style:style>
    <style:style style:name="T269" style:family="text">
      <style:text-properties style:text-underline-style="solid" style:text-underline-width="auto" style:text-underline-color="font-color" officeooo:rsid="0feb9a57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6"><text:span text:style-name="T150">C</text:span><text:span text:style-name="T149">hecklist voor </text:span><text:span text:style-name="T151">de installatie</text:span><text:span text:style-name="T149"> van </text:span><text:span text:style-name="T149"><text:user-field-get text:name="Distro">Debian</text:user-field-get></text:span><text:span text:style-name="T152"><text:s/></text:span><text:span text:style-name="T152"><text:user-field-get text:name="Version">12</text:user-field-get></text:span><text:span text:style-name="T152"><text:s/></text:span><text:span text:style-name="T155">LTS</text:span><text:span text:style-name="T153"><text:note text:id="ftn1" text:note-class="footnote"><text:note-citation>1</text:note-citation><text:note-body><text:p text:style-name="P21"><text:span text:style-name="T187">LTS</text:span><text:span text:style-name="T193"> </text:span><text:span text:style-name="T194">staat voor</text:span><text:span text:style-name="T195"> </text:span><text:span text:style-name="T187">Long-Term Support, langetermijnondersteuning, </text:span><text:span text:style-name="T196">en </text:span><text:span text:style-name="T198">d</text:span><text:span text:style-name="T196">eze </text:span><text:span text:style-name="T202"><text:user-field-get text:name="Distro">Debian</text:user-field-get></text:span><text:span text:style-name="T203"><text:s/></text:span><text:span text:style-name="T203"><text:user-field-get text:name="Version">12</text:user-field-get></text:span><text:span text:style-name="T203"><text:s/></text:span><text:span text:style-name="T205">LTS</text:span><text:span text:style-name="Strong_20_Emphasis"><text:span text:style-name="T183"> </text:span></text:span><text:span text:style-name="T204"><text:user-field-get text:name="Edition">Server</text:user-field-get></text:span><text:span text:style-name="T209"><text:s/></text:span><text:span text:style-name="T199">(codenaam </text:span><text:span text:style-name="T201">bookworm</text:span><text:span text:style-name="T199">) </text:span><text:span text:style-name="T194">van</text:span><text:span text:style-name="T197"> </text:span><text:span text:style-name="T201">juni</text:span><text:span text:style-name="T190"> </text:span><text:span text:style-name="Strong_20_Emphasis"><text:span text:style-name="T111"><text:user-field-get text:name="Releaseyear">2023</text:user-field-get></text:span></text:span><text:span text:style-name="T190"><text:s/></text:span><text:span text:style-name="T187">wordt </text:span><text:span text:style-name="T191">vijf</text:span><text:span text:style-name="T187"> jaar onder</text:span><text:span text:style-name="T200">steund</text:span><text:span text:style-name="T192"> </text:span><text:span text:style-name="T187">tot </text:span><text:span text:style-name="T201">juni</text:span><text:span text:style-name="T188"> </text:span><text:span text:style-name="T187">202</text:span><text:span text:style-name="T201">8</text:span><text:span text:style-name="T189">.</text:span></text:p></text:note-body></text:note></text:span><text:span text:style-name="T154"> </text:span><text:span text:style-name="T154"><text:user-field-get text:name="Edition">Server</text:user-field-get></text:span><text:span text:style-name="T208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61">ONDERSTREEPTE</text:span></text:span><text:span text:style-name="T1"> </text:span><text:span text:style-name="T13">woorden</text:span><text:span text:style-name="T12"> het</text:span><text:span text:style-name="Strong_20_Emphasis"><text:span text:style-name="T260"> </text:span></text:span><text:span text:style-name="Strong_20_Emphasis"><text:span text:style-name="T259">tekstvak</text:span></text:span><text:span text:style-name="T13"> </text:span><text:span text:style-name="T14">in,</text:span><text:span text:style-name="T13"> </text:span><text:span text:style-name="T210">zie </text:span><text:span text:style-name="T245">[</text:span><text:span text:style-name="T210">toelichting</text:span><text:span text:style-name="T245">]</text:span><text:span text:style-name="T13">:</text:span></text:p>
      <text:p text:style-name="P26"><text:span text:style-name="Definition"><text:span text:style-name="T17">GEBRUIKER</text:span></text:span><text:span text:style-name="T218"><text:tab/><text:tab/></text:span><text:span text:style-name="T244"> <text:tab/><text:tab/></text:span><text:span text:style-name="T219"><draw:control text:anchor-type="as-char" svg:y="-0.4cm" draw:z-index="16" draw:name="Gebruiker 3" draw:style-name="gr2" draw:text-style-name="P93" svg:width="6.4cm" svg:height="0.6cm" draw:control="control17"><svg:title>Gebruiker</svg:title><svg:desc>Volledige naam, bijv. Jan Stek</svg:desc></draw:control></text:span><text:span text:style-name="T219"><text:tab/> <text:s text:c="2"/></text:span><text:span text:style-name="T220">[</text:span><text:span text:style-name="T221">V</text:span><text:span text:style-name="T213">olledige naam, bijv. </text:span><text:span text:style-name="T215">J</text:span><text:span text:style-name="T242">a</text:span><text:span text:style-name="T215">n </text:span><text:span text:style-name="T242">Jansen</text:span><text:span text:style-name="T243">]</text:span></text:p>
      <text:p text:style-name="P84"><text:span text:style-name="Definition"><text:span text:style-name="T212">g</text:span></text:span><text:span text:style-name="Definition">ebruikersnaam</text:span><text:span text:style-name="Definition"><text:span text:style-name="T266"><text:tab/></text:span></text:span><text:span text:style-name="T211"><draw:control text:anchor-type="as-char" svg:y="-0.4cm" draw:z-index="17" draw:name="Gberuikersnaam 3" draw:style-name="gr2" draw:text-style-name="P93" svg:width="6.4cm" svg:height="0.6cm" draw:control="control18"><svg:title>Gebruikersnaam</svg:title><svg:desc>Korte naam, bijv. jan</svg:desc></draw:control></text:span><text:span text:style-name="T211"><text:tab/> <text:s text:c="2"/></text:span><text:span text:style-name="T5">[</text:span><text:span text:style-name="T6">K</text:span><text:span text:style-name="T4">orte naam, bijv. </text:span><text:span text:style-name="T172">j</text:span><text:span text:style-name="T173">a</text:span><text:span text:style-name="T172">n</text:span><text:span text:style-name="T174">]</text:span></text:p>
      <text:p text:style-name="P26"><text:span text:style-name="Definition"><text:span text:style-name="T267">server</text:span></text:span><text:span text:style-name="Definition">NAAM</text:span><text:span text:style-name="T222"><text:tab/><text:tab/><text:tab/></text:span><draw:control text:anchor-type="as-char" svg:y="-0.4cm" draw:z-index="18" draw:name="Computernaam 2" draw:style-name="gr2" draw:text-style-name="P93" svg:width="6.4cm" svg:height="0.6cm" draw:control="control19"><svg:title>Computernaam</svg:title><svg:desc>Unieke naam van de computer</svg:desc></draw:control><text:tab/> <text:s text:c="2"/><text:span text:style-name="T225">[</text:span><text:span text:style-name="T226">N</text:span><text:span text:style-name="T223">aam van de </text:span><text:span text:style-name="T229">serv</text:span><text:span text:style-name="T223">e</text:span><text:span text:style-name="T224">r, </text:span><text:span text:style-name="T227">bijv. </text:span><text:span text:style-name="T229">sv</text:span><text:span text:style-name="T228">02</text:span><text:span text:style-name="T225">]</text:span></text:p>
      <text:p text:style-name="P26"><text:span text:style-name="Definition"><text:span text:style-name="T231">GEBRUIKER</text:span></text:span><text:span text:style-name="Definition"><text:span text:style-name="T241"><text:tab/></text:span></text:span><text:span text:style-name="T230"><text:tab/></text:span><text:span text:style-name="T244"> <text:tab/><text:tab/></text:span><text:span text:style-name="T219"><draw:control text:anchor-type="as-char" svg:y="-0.4cm" draw:z-index="19" draw:name="Gebruiker 4" draw:style-name="gr2" draw:text-style-name="P93" svg:width="6.4cm" svg:height="0.6cm" draw:control="control20"><svg:title>Gebruiker</svg:title><svg:desc>Volledige naam, bijv. Jan Stek</svg:desc></draw:control></text:span><text:span text:style-name="T219"><text:tab/> <text:s text:c="2"/></text:span><text:span text:style-name="T220">[</text:span><text:span text:style-name="T221">V</text:span><text:span text:style-name="T213">olledige naam </text:span><text:span text:style-name="T216">evt. 2</text:span><text:span text:style-name="T246">e</text:span><text:span text:style-name="T214"> gebruiker</text:span><text:span text:style-name="T217">]</text:span></text:p>
      <text:p text:style-name="P84"><text:span text:style-name="Definition"><text:span text:style-name="T231">GEBRUIKERSN</text:span></text:span><text:span text:style-name="Definition"><text:span text:style-name="T232">aa</text:span></text:span><text:span text:style-name="Definition"><text:span text:style-name="T231">M</text:span></text:span><text:span text:style-name="Definition"><text:span text:style-name="T241"><text:tab/></text:span></text:span><text:span text:style-name="T211"><draw:control text:anchor-type="as-char" svg:y="-0.4cm" draw:z-index="20" draw:name="Gberuikersnaam 4" draw:style-name="gr2" draw:text-style-name="P93" svg:width="6.4cm" svg:height="0.6cm" draw:control="control21"><svg:title>Gebruikersnaam</svg:title><svg:desc>Korte naam, bijv. jan</svg:desc></draw:control></text:span><text:span text:style-name="T211"><text:tab/> <text:s text:c="2"/></text:span><text:span text:style-name="T234">[</text:span><text:span text:style-name="T235">K</text:span><text:span text:style-name="T233">orte naam</text:span><text:span text:style-name="T236"> </text:span><text:span text:style-name="T237">e</text:span><text:span text:style-name="T238">vt. 2</text:span><text:span text:style-name="T247">e</text:span><text:span text:style-name="T238"> </text:span><text:span text:style-name="T239">gebruiker</text:span><text:span text:style-name="T240">]</text:span></text:p>
      <text:p text:style-name="P25"><text:span text:style-name="T159">Vervang </text:span><text:span text:style-name="T162">de</text:span><text:span text:style-name="T159"> </text:span><text:span text:style-name="Definition"><text:span text:style-name="T18">ONDERSTREEPTE</text:span></text:span><text:span text:style-name="T159"> </text:span><text:span text:style-name="T160">woorden </text:span><text:span text:style-name="T159">in deze checklist door </text:span><text:span text:style-name="T162">d</text:span><text:span text:style-name="T164">i</text:span><text:span text:style-name="T162">e </text:span><text:span text:style-name="T163">in </text:span><text:span text:style-name="T164">het</text:span><text:span text:style-name="Strong_20_Emphasis"><text:span text:style-name="T43"> </text:span></text:span><text:span text:style-name="Strong_20_Emphasis"><text:span text:style-name="T56">tekstvak</text:span></text:span><text:span text:style-name="T159">.</text:span></text:p>
      <text:p text:style-name="P28"/>
      <text:p text:style-name="P28"/>
      <text:p text:style-name="P24"><text:span text:style-name="T170">Nieuwe installatie?</text:span><text:span text:style-name="T161"><text:tab/></text:span><text:span text:style-name="T166"></text:span><text:span text:style-name="T168"><text:tab/></text:span><text:span text:style-name="T167">B</text:span><text:span text:style-name="T161">egin bij hoofdstuk </text:span><text:span text:style-name="T170"><text:bookmark-ref text:reference-format="page" text:ref-name="__RefNumPara__4009_1271708128">2</text:bookmark-ref></text:span><text:span text:style-name="T170"><text:s text:c="2"/></text:span><text:span text:style-name="T171"><text:bookmark-ref text:reference-format="text" text:ref-name="__RefNumPara__4009_1271708128">Installatie uitvoeren</text:bookmark-ref></text:span><text:span text:style-name="T165">.</text:span></text:p>
      <text:p text:style-name="P23"><text:span text:style-name="Strong_20_Emphasis"><text:span text:style-name="T169"/></text:span></text:p>
      <text:p text:style-name="P23"><text:span text:style-name="Strong_20_Emphasis"><text:span text:style-name="T169"/></text:span></text:p>
      <text:list xml:id="list2642139764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1" draw:name="Vorm 2" draw:style-name="gr1" draw:text-style-name="P92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20"><text:span text:style-name="T135">E</text:span><text:span text:style-name="T136">v</text:span><text:span text:style-name="T137">en</text:span><text:span text:style-name="T139">t</text:span><text:span text:style-name="T140">uele </text:span><text:span text:style-name="T141">extra </text:span><text:span text:style-name="Definition"><text:span text:style-name="T250">gebruiker</text:span></text:span><text:span text:style-name="T141">s aanmelden </text:span><text:span text:style-name="T142">en dezelfde stappen uitvoeren</text:span><text:span text:style-name="T138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6" draw:name="Vorm4" draw:style-name="gr1" draw:text-style-name="P92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5">wget karelzimmer.nl/</text:span></text:span><text:span text:style-name="User_20_Entry"><text:span text:style-name="T146">kz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7">bash kz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4"><draw:control text:anchor-type="as-char" draw:z-index="12" draw:name="Vorm 6" draw:style-name="gr1" draw:text-style-name="P92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81">1 <text:s/>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193110851684746" text:continue-numbering="true" text:style-name="L1">
        <text:list-item>
          <text:p text:style-name="P88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4">Start de computer op vanaf</text:span><text:span text:style-name="T184"><text:note text:id="ftn4" text:note-class="footnote"><text:note-citation>1</text:note-citation><text:note-body><text:p text:style-name="P83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Definition"><text:span text:style-name="T129">Veelgebruikte toetsen:</text:span></text:span><text:span text:style-name="Definition"><text:span text:style-name="T130"> </text:span></text:span><text:span text:style-name="User_20_Entry"><text:span text:style-name="T148">Esc</text:span></text:span><text:span text:style-name="User_20_Entry"><text:span text:style-name="T133">,</text:span></text:span><text:span text:style-name="Definition"><text:span text:style-name="T130"> </text:span></text:span><text:span text:style-name="User_20_Entry"><text:span text:style-name="T148">Delete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8">F1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8">F2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8">F9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8">F10</text:span></text:span><text:span text:style-name="User_20_Entry"><text:span text:style-name="T134">,</text:span></text:span><text:span text:style-name="Definition"><text:span text:style-name="T130"> </text:span></text:span><text:span text:style-name="User_20_Entry"><text:span text:style-name="T148">F11</text:span></text:span><text:span text:style-name="User_20_Entry"><text:span text:style-name="T134">,</text:span></text:span><text:span text:style-name="Definition"><text:span text:style-name="T130"> </text:span></text:span><text:span text:style-name="Definition"><text:span text:style-name="T131">o</text:span></text:span><text:span text:style-name="Definition"><text:span text:style-name="T132">f</text:span></text:span><text:span text:style-name="Definition"><text:span text:style-name="T130"> </text:span></text:span><text:span text:style-name="User_20_Entry"><text:span text:style-name="T148">F12</text:span></text:span><text:span text:style-name="User_20_Entry"><text:span text:style-name="T134">.</text:span></text:span></text:p></text:note-body></text:note></text:span><text:span text:style-name="T184"> </text:span><text:span text:style-name="T185">een </text:span><text:span text:style-name="T177"><text:user-field-get text:name="Distro">Debian</text:user-field-get></text:span><text:span text:style-name="T178"><text:s/></text:span><text:span text:style-name="T178"><text:user-field-get text:name="Version">12</text:user-field-get></text:span><text:span text:style-name="T178"><text:s/></text:span><text:span text:style-name="T181">LTS</text:span><text:span text:style-name="Strong_20_Emphasis"><text:span text:style-name="T176"> </text:span></text:span><text:span text:style-name="Strong_20_Emphasis"><text:span text:style-name="T179"><text:user-field-get text:name="Edition">Server</text:user-field-get></text:span></text:span><text:span text:style-name="Strong_20_Emphasis"><text:span text:style-name="T179"><text:s/></text:span></text:span><text:span text:style-name="Strong_20_Emphasis"><text:span text:style-name="T180">Live</text:span></text:span><text:span text:style-name="T90"><text:note text:id="ftn5" text:note-class="footnote"><text:note-citation>2</text:note-citation><text:note-body><text:p text:style-name="P22"><text:span text:style-name="T248">Vanaf een </text:span><text:span text:style-name="T263">L</text:span><text:span text:style-name="T248">ive </text:span><text:span text:style-name="T264">USB</text:span><text:span text:style-name="T262">-stick</text:span><text:span text:style-name="T265"> </text:span><text:span text:style-name="T248">kunt u opstarten en </text:span><text:span text:style-name="T251">met </text:span><text:span text:style-name="Strong_20_Emphasis"><text:span text:style-name="T186"><text:user-field-get text:name="Distro">Debian</text:user-field-get></text:span></text:span><text:span text:style-name="Strong_20_Emphasis"><text:span text:style-name="T186"><text:s/></text:span></text:span><text:span text:style-name="T248">werken zonder enige bestanden op de harde schijf te wijzigen en maakt ook installatie van </text:span><text:span text:style-name="Strong_20_Emphasis"><text:span text:style-name="T186"><text:user-field-get text:name="Distro">Debian</text:user-field-get></text:span></text:span><text:span text:style-name="Strong_20_Emphasis"><text:span text:style-name="T186"><text:s/></text:span></text:span><text:span text:style-name="T248">mogelijk.</text:span></text:p></text:note-body></text:note></text:span><text:span text:style-name="T89"> </text:span><text:span text:style-name="T93">USB</text:span><text:span text:style-name="T91">-stick</text:span><text:span text:style-name="T91"><text:note text:id="ftn6" text:note-class="footnote"><text:note-citation>3</text:note-citation><text:note-body><text:p text:style-name="P82"><text:span text:style-name="Strong_20_Emphasis"><text:span text:style-name="T112">Maak een opstartbare USB-stick</text:span></text:span><text:span text:style-name="Strong_20_Emphasis"><text:span text:style-name="T107">:<text:line-break/></text:span></text:span><text:span text:style-name="Strong_20_Emphasis"><text:span text:style-name="T104">D</text:span></text:span><text:span text:style-name="Strong_20_Emphasis"><text:span text:style-name="T97">ow</text:span></text:span><text:span text:style-name="Strong_20_Emphasis"><text:span text:style-name="T98">nload </text:span></text:span><text:span text:style-name="Strong_20_Emphasis"><text:span text:style-name="T95">e</text:span></text:span><text:span text:style-name="Strong_20_Emphasis"><text:span text:style-name="T99">e</text:span></text:span><text:span text:style-name="Strong_20_Emphasis"><text:span text:style-name="T100">n</text:span></text:span><text:span text:style-name="Strong_20_Emphasis"><text:span text:style-name="T123"> </text:span></text:span><text:span text:style-name="Strong_20_Emphasis"><text:span text:style-name="T144">CD</text:span></text:span><text:span text:style-name="Strong_20_Emphasis"><text:span text:style-name="T143">-beeldbestand</text:span></text:span><text:span text:style-name="Strong_20_Emphasis"><text:span text:style-name="T98"> </text:span></text:span><text:span text:style-name="Strong_20_Emphasis"><text:span text:style-name="T105">(.iso) </text:span></text:span><text:span text:style-name="Strong_20_Emphasis"><text:span text:style-name="T101">v</text:span></text:span><text:span text:style-name="Strong_20_Emphasis"><text:span text:style-name="T102">anaf</text:span></text:span><text:span text:style-name="Strong_20_Emphasis"><text:span text:style-name="T103"> </text:span></text:span><text:a xlink:type="simple" xlink:href="https://www.debian.org/" text:style-name="Internet_20_link" text:visited-style-name="Visited_20_Internet_20_Link"><text:span text:style-name="Strong_20_Emphasis"><text:span text:style-name="T252">debian.org</text:span></text:span></text:a><text:span text:style-name="Strong_20_Emphasis"><text:span text:style-name="T103">, </text:span></text:span><text:span text:style-name="Strong_20_Emphasis"><text:span text:style-name="T106">klik </text:span></text:span><text:span text:style-name="Strong_20_Emphasis"><text:span text:style-name="T109">achtereenvolgens op </text:span></text:span><text:span text:style-name="Strong_20_Emphasis"><text:span text:style-name="T115">Other downloads</text:span></text:span><text:span text:style-name="Strong_20_Emphasis"><text:span text:style-name="T109"> (onder Download) &gt; </text:span></text:span><text:span text:style-name="Strong_20_Emphasis"><text:span text:style-name="T115">Other live ISO</text:span></text:span><text:span text:style-name="Strong_20_Emphasis"><text:span text:style-name="T109"> (onder Try </text:span></text:span><text:span text:style-name="Strong_20_Emphasis"><text:span text:style-name="T109"><text:user-field-get text:name="Distro">Debian</text:user-field-get></text:span></text:span><text:span text:style-name="Strong_20_Emphasis"><text:span text:style-name="T109"><text:s/></text:span></text:span><text:span text:style-name="Strong_20_Emphasis"><text:span text:style-name="T110">live before installing) &gt; <text:line-break/></text:span></text:span><text:span text:style-name="Strong_20_Emphasis"><text:span text:style-name="T114">debian-live-</text:span></text:span><text:span text:style-name="Strong_20_Emphasis"><text:span text:style-name="T114"><text:user-field-get text:name="Version">12</text:user-field-get></text:span></text:span><text:span text:style-name="Strong_20_Emphasis"><text:span text:style-name="T114">...-amd64-standard.iso</text:span></text:span><text:span text:style-name="Strong_20_Emphasis"><text:span text:style-name="T110">.</text:span></text:span><text:span text:style-name="Strong_20_Emphasis"><text:span text:style-name="T98"><text:line-break/></text:span></text:span><text:span text:style-name="Strong_20_Emphasis"><text:span text:style-name="T108">De volgende stappen staan beschreven in </text:span></text:span><text:span text:style-name="Strong_20_Emphasis"><text:span text:style-name="T113">Linux informatie</text:span></text:span><text:span text:style-name="Strong_20_Emphasis"><text:span text:style-name="T108">, te vinden op </text:span></text:span><text:a xlink:type="simple" xlink:href="https://karelzimmer.nl/" text:style-name="Internet_20_link" text:visited-style-name="Visited_20_Internet_20_Link"><text:span text:style-name="Strong_20_Emphasis"><text:span text:style-name="T253">karelzimmer.nl</text:span></text:span></text:a><text:span text:style-name="Strong_20_Emphasis"><text:span text:style-name="T108">, onder </text:span></text:span><text:span text:style-name="Strong_20_Emphasis"><text:span text:style-name="T113">Linux</text:span></text:span><text:span text:style-name="Strong_20_Emphasis"><text:span text:style-name="T108">.</text:span></text:span></text:p></text:note-body></text:note></text:span><text:span text:style-name="T92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9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67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0" draw:name="Vorm13_ 1" draw:style-name="gr1" draw:text-style-name="P92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6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9">Dutch - </text:span></text:span><text:span text:style-name="Strong_20_Emphasis"><text:span text:style-name="T80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4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66">B</text:span></text:span><text:span text:style-name="Strong_20_Emphasis"><text:span text:style-name="T70">ij</text:span></text:span><text:span text:style-name="Strong_20_Emphasis"><text:span text:style-name="T66"> </text:span></text:span><text:span text:style-name="Strong_20_Emphasis"><text:span text:style-name="T72">Het netwerk configurere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7">C</text:span></text:span><text:span text:style-name="Strong_20_Emphasis"><text:span text:style-name="T74">omputer</text:span></text:span><text:span text:style-name="Strong_20_Emphasis"><text:span text:style-name="T77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5" draw:name="Vorm 1" draw:style-name="gr1" draw:text-style-name="P92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0">Bij</text:span></text:span> <text:span text:style-name="T249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06">Stel geen </text:span><text:span text:style-name="T207">Root</text:span><text:span text:style-name="T206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at is </text:span></text:span><text:span text:style-name="Strong_20_Emphasis"><text:span text:style-name="T77">de volledige </text:span></text:span><text:span text:style-name="Strong_20_Emphasis"><text:span text:style-name="T73">naam </text:span></text:span><text:span text:style-name="Strong_20_Emphasis"><text:span text:style-name="T77">van de nieuwe gebruiker</text:span></text:span><text:span text:style-name="Strong_20_Emphasis"><text:span text:style-name="T73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68">V</text:span></text:span><text:span text:style-name="Strong_20_Emphasis"><text:span text:style-name="T66">ul in </text:span></text:span><text:span text:style-name="Strong_20_Emphasis"><text:span text:style-name="T73">W</text:span></text:span><text:span text:style-name="Strong_20_Emphasis"><text:span text:style-name="T78">at is de gebruikersnaam voor uw </text:span></text:span><text:span text:style-name="Strong_20_Emphasis"><text:span text:style-name="T73"><text:s/></text:span></text:span><text:span text:style-name="Strong_20_Emphasis"><text:span text:style-name="T78">account</text:span></text:span><text:span text:style-name="Strong_20_Emphasis"><text:span text:style-name="T73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5">wachtwoord</text:span></text:span><text:span text:style-name="Strong_20_Emphasis"><text:span text:style-name="T63">.</text:span></text:span></text:p>
          </table:table-cell>
        </table:table-row>
      </table:table>
      <text:p text:style-name="P40"><text:span text:style-name="Strong_20_Emphasis"><text:span text:style-name="T71"/></text:span></text:p>
      <text:list xml:id="list193111389818688" text:continue-numbering="true" text:style-name="L1">
        <text:list-item>
          <text:p text:style-name="P90"><text:span text:style-name="Strong_20_Emphasis"><text:span text:style-name="T83">Installatie </text:span></text:span><text:span text:style-name="Strong_20_Emphasis"><text:span text:style-name="T84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5"><draw:control text:anchor-type="as-char" draw:z-index="21" draw:name="Vorm4_ 1" draw:style-name="gr1" draw:text-style-name="P92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0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useradd --create-home --common <text:span text:style-name="T156">'</text:span><text:span text:style-name="T157">gebruiker</text:span><text:span text:style-name="T156">' [--groups adm, sudo] </text:span><text:span text:style-name="T157">gebruiker</text:span><text:span text:style-name="T158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68">gebruiker</text:span><text:span text:style-name="T269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4"><draw:control text:anchor-type="as-char" draw:z-index="7" draw:name="Vorm4_1" draw:style-name="gr1" draw:text-style-name="P92" svg:width="0.35cm" svg:height="0.35cm" draw:control="control8"/></text:span></text:span></text:p>
          </table:table-cell>
          <table:table-cell table:style-name="_33_._5f_Installatie_5f_afronden.C7" office:value-type="string">
            <text:p text:style-name="P91"><text:span text:style-name="Strong_20_Emphasis"><text:span text:style-name="T39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5"> </text:span></text:span><text:span text:style-name="Strong_20_Emphasis"><text:span text:style-name="T62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39"/></text:span></text:p>
          </table:table-cell>
          <table:table-cell table:style-name="_33_._5f_Installatie_5f_afronden.C8" office:value-type="string">
            <text:p text:style-name="P80"><text:span text:style-name="User_20_Entry"><text:span text:style-name="T145">wget karelzimmer.nl/</text:span></text:span><text:span text:style-name="User_20_Entry"><text:span text:style-name="T146">kz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8" office:value-type="string">
            <text:p text:style-name="P81"><text:span text:style-name="User_20_Entry"><text:span text:style-name="T147">bash 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0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4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9"/></text:span></text:p>
          </table:table-cell>
          <table:table-cell table:style-name="_33_._5f_Installatie_5f_afronden.C14" office:value-type="string">
            <text:p text:style-name="P78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3 <text:s/>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5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193110802298915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8" draw:name="Vorm36_0" draw:style-name="gr1" draw:text-style-name="P92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4"><draw:control text:anchor-type="as-char" draw:z-index="13" draw:name="Vorm36_ 1" draw:style-name="gr1" draw:text-style-name="P92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6">E</text:span></text:span><text:span text:style-name="User_20_Entry"><text:span text:style-name="T116">v</text:span></text:span><text:span text:style-name="User_20_Entry"><text:span text:style-name="T117">en</text:span></text:span><text:span text:style-name="User_20_Entry"><text:span text:style-name="T119">t</text:span></text:span><text:span text:style-name="User_20_Entry"><text:span text:style-name="T120">uele </text:span></text:span><text:span text:style-name="User_20_Entry"><text:span text:style-name="T121">extra </text:span></text:span><text:span text:style-name="Definition"><text:span text:style-name="T250">gebruiker</text:span></text:span><text:span text:style-name="User_20_Entry"><text:span text:style-name="T121">s aanmelden </text:span></text:span><text:span text:style-name="User_20_Entry"><text:span text:style-name="T122">en dezelfde stappen uitvoeren</text:span></text:span><text:span text:style-name="User_20_Entry"><text:span text:style-name="T118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9" draw:name="Vorm36_2" draw:style-name="gr1" draw:text-style-name="P92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4"><draw:control text:anchor-type="as-char" draw:z-index="14" draw:name="Vorm36_ 2" draw:style-name="gr1" draw:text-style-name="P92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82">4 <text:s/>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5">E</text:span><text:span text:style-name="T86">inde c</text:span><text:span text:style-name="T87">hecklist, </text:span><text:span text:style-name="T88">d</text:span><text:span text:style-name="T87">e</text:span><text:span text:style-name="T175"> installatie van </text:span><text:span text:style-name="T175"><text:user-field-get text:name="Distro">Debian</text:user-field-get></text:span><text:span text:style-name="T178"><text:s/></text:span><text:span text:style-name="T178"><text:user-field-get text:name="Version">12</text:user-field-get></text:span><text:span text:style-name="T178"><text:s/></text:span><text:span text:style-name="T182">LTS</text:span><text:span text:style-name="Strong_20_Emphasis"><text:span text:style-name="T176"> </text:span></text:span><text:span text:style-name="Strong_20_Emphasis"><text:span text:style-name="T179"><text:user-field-get text:name="Edition">Server</text:user-field-get></text:span></text:span><text:span text:style-name="Strong_20_Emphasis"><text:span text:style-name="T179"><text:s/></text:span></text:span><text:span text:style-name="T175">is voltooid.</text:span></text:p>
      <text:p text:style-name="P33"/>
      <text:p text:style-name="P27"><text:span text:style-name="Emphasis"><text:span text:style-name="T25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5">Karel Zimmer</text:span></text:span></text:a><text:span text:style-name="Emphasis"><text:span text:style-name="T254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57">CC0 1.0 Universeel</text:span></text:span></text:a><text:span text:style-name="Emphasis"><text:span text:style-name="T254">,</text:span></text:span><text:span text:style-name="Emphasis"><text:span text:style-name="T256"> </text:span></text:span><text:span text:style-name="Strong_20_Emphasis"><text:span text:style-name="T47"><text:user-field-get text:name="Releaseyear">2023</text:user-field-get></text:span></text:span><text:span text:style-name="Strong_20_Emphasis"><text:span text:style-name="T47">-</text:span></text:span><text:span text:style-name="Strong_20_Emphasis"><text:span text:style-name="T47"><text:date style:data-style-name="N10107" text:date-value="2024-02-16T19:31:09.422127096">2024</text:date></text:span></text:span><text:span text:style-name="Emphasis"><text:span text:style-name="T25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2-16T19:31:09.198569795">16-02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6T19:31:09.052267089</dc:date>
    <meta:keyword>Installatie</meta:keyword>
    <meta:keyword>Checklist</meta:keyword>
    <meta:keyword>Linux</meta:keyword>
    <meta:editing-cycles>6952</meta:editing-cycles>
    <meta:editing-duration>P12DT8H34M22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461" meta:character-count="3226" meta:non-whitespace-character-count="2793"/>
    <meta:user-defined meta:name="Info 1"/>
    <meta:user-defined meta:name="Info 2"/>
    <meta:user-defined meta:name="Info 3"/>
    <meta:user-defined meta:name="Info 4"/>
  </office:meta>
</office:document-meta>
</file>